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line-through-style="solid"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_14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6, FF 1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Max Cohen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January 14, 1891</text:p>
      <text:p text:style-name="P4">Month<text:tab/><text:tab/><text:tab/><text:tab/><text:tab/><text:tab/>January</text:p>
      <text:p text:style-name="P4">Year<text:tab/><text:tab/><text:tab/><text:tab/><text:tab/><text:tab/>1891</text:p>
      <text:p text:style-name="P4">Hebrew Date<text:tab/><text:tab/><text:tab/><text:tab/><text:tab/></text:p>
      <text:p text:style-name="P4">Undated</text:p>
      <text:p text:style-name="P4">City<text:tab/><text:tab/><text:tab/><text:tab/><text:tab/><text:tab/>New York</text:p>
      <text:p text:style-name="P4">State<text:tab/><text:tab/><text:tab/><text:tab/><text:tab/><text:tab/>NY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Letter</text:p>
      <text:p text:style-name="P4">Number of Pages<text:tab/><text:tab/><text:tab/><text:tab/>2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JOSEPH BLUMENTHAL,/</text:p>
      <text:p text:style-name="P5">President<text:span text:style-name="T2">,/</text:span></text:p>
      <text:p text:style-name="P5"><text:span text:style-name="T2">151 EAST 73D STREET./</text:span></text:p>
      <text:p text:style-name="P6"><text:span text:style-name="T2">Jewish Theological Seminary Association./</text:span></text:p>
      <text:p text:style-name="P7"><text:span text:style-name="T2">New York, Jan. 14 1891/</text:span></text:p>
      <text:p text:style-name="P5"><text:span text:style-name="T2">Rev. Dr. S. Morais/</text:span></text:p>
      <text:p text:style-name="P5"><text:span text:style-name="T2"><text:tab/>Dear Dr./</text:span></text:p>
      <text:p text:style-name="P5"><text:span text:style-name="T2"><text:tab/><text:tab/>At the last meeting of the Board of Trustees of the/ J. T. S. A., a committee on Lectures was appointed of which/ I [?] the lead to be chairman. <text:s/>Whatever we may do in the/ summer, I would like to have arranged a course of lectures/ to be given from February to May. <text:s/>I have some ideas running/ through my mind, that I would like to consult you about before/ submitting them to the committee for formal action./</text:span></text:p>
      <text:p text:style-name="P5"><text:span text:style-name="T2"><text:tab/>I would suggest one course on the education and training of/ a Rabbi outside of his Hebrew &amp; </text:span><text:soft-page-break/><text:span text:style-name="T2">theological studies. <text:s/>The following/ subjects for instance have occurred to me;/</text:span></text:p>
      <text:p text:style-name="P5"><text:span text:style-name="T2"><text:tab/>The pulpit and Political science--By Prof. E. R. G. Seligman./</text:span></text:p>
      <text:p text:style-name="P5"><text:span text:style-name="T2"><text:tab/>The pulpit and Philanthropy--By Chas. D. Kellogg--Gen sec'y/ N. Y. Charity Organiza. Soc./</text:span></text:p>
      <text:p text:style-name="P5"><text:span text:style-name="T2"><text:tab/>The secular education of the minister--Hon Seth Low, Pres. Columbia College/</text:span></text:p>
      <text:p text:style-name="P5"><text:span text:style-name="T2"><text:tab/>The minister as preacher--By J. P. Solomon (?)/</text:span></text:p>
      <text:p text:style-name="P5"><text:span text:style-name="T2"><text:tab/>The Rabbi in the sunday school--By Morris S. Wise, supt. Bne Jeshurun/ sunday school./</text:span></text:p>
      <text:p text:style-name="P5"><text:span text:style-name="T2"><text:tab/>The Rabbi in his personal relations with the people--Sol. Kohn (New York/</text:span></text:p>
      <text:p text:style-name="P5"><text:span text:style-name="T2">Then I would add to the list or intersperse with these/</text:span></text:p>
      <text:p text:style-name="P5"><text:span text:style-name="T2"/></text:p>
      <text:p text:style-name="P5"><text:span text:style-name="T2">[Page 2]</text:span></text:p>
      <text:p text:style-name="P5"><text:span text:style-name="T2">lectures something like the following;/</text:span></text:p>
      <text:p text:style-name="P5"><text:span text:style-name="T2">Jewish numismatics--By David L. Walter, V. Pres. N. Y. Numismatic Soc. &amp; collector/ of Jewish coins and medals./</text:span></text:p>
      <text:p text:style-name="P5"><text:span text:style-name="T2">The Jeshibah of old &amp; the seminary of today--S. M. Roeder/</text:span></text:p>
      <text:p text:style-name="P5"><text:span text:style-name="T2">What are Amer. institutions?--By Hon. Oscar S. Strong who you/ know has publ. a work showing the O. T. to be/ the source of Amer. institutions./</text:span></text:p>
      <text:p text:style-name="P5"><text:span text:style-name="T2"><text:tab/>Of course whatever the course, you as Pres. of the Faculty/ will be expected to open it, if you will accept the labor of/ preparing &amp; delivering it, &amp; I will not presume even to suggest/ a subject./</text:span></text:p>
      <text:p text:style-name="P5"><text:span text:style-name="T2"><text:tab/>If we can succeed in securing all these speakers or/ efficient substitutes we will have a course of ten lectures/ that will about cover the ground </text:span><text:span text:style-name="T3">of</text:span><text:span text:style-name="T2"> even if given/ weekly./</text:span></text:p>
      <text:p text:style-name="P5"><text:span text:style-name="T2"><text:tab/>I trust you will write to me in the fullest candor, expression/ of your opinions either of the course as a whole or the single/ subjects, or the speakers suggested./</text:span></text:p>
      <text:p text:style-name="P5"><text:span text:style-name="T2"><text:tab/>The lectures of course are to be open to the public. <text:s/>Dates time/ of day &amp; day of week &amp; place, are all yet to be decided./ <text:s/>The other members of the Com. are Messrs. D. P. Hays and/ Newman Cowen./</text:span></text:p>
      <text:p text:style-name="P5"><text:span text:style-name="T2"><text:tab/>Hoping to hear from you at an early day, I beg to remain/ Yours very respectfully/ Max Cohen/ 18 E 91' Str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1T11:12:15.20</meta:creation-date>
    <dc:date>2011-11-21T11:44:27.05</dc:date>
    <dc:creator>Penn Libraries</dc:creator>
    <meta:editing-duration>PT00H00M50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87" meta:word-count="611" meta:character-count="3704"/>
  </office:meta>
</office:document-meta>
</file>